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c998c" officeooo:paragraph-rsid="001c998c"/>
    </style:style>
    <style:style style:name="T1" style:family="text">
      <style:text-properties officeooo:rsid="001c998c"/>
    </style:style>
    <style:style style:name="T2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riting Portfoli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lek<text:span text:style-name="T1">sandr</text:span> Yard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Tutorial 100-17: Exploring the Magical World of Calvin and Hobbes</text:span></text:p>
      <text:p text:style-name="P2">Paul Hutchison</text:p>
      <text:p text:style-name="P2">December 16<text:span text:style-name="T2">th</text:span>, 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k Yardas</meta:initial-creator>
    <meta:creation-date>2015-02-14T14:06:12.76</meta:creation-date>
    <dc:date>2016-12-16T12:57:05.797382000</dc:date>
    <meta:editing-duration>PT14M41S</meta:editing-duration>
    <meta:editing-cycles>2</meta:editing-cycles>
    <meta:generator>LibreOffice/5.2.3.3$MacOSX_X86_64 LibreOffice_project/d54a8868f08a7b39642414cf2c8ef2f228f780cf</meta:generator>
    <meta:document-statistic meta:table-count="0" meta:image-count="0" meta:object-count="0" meta:page-count="1" meta:paragraph-count="5" meta:word-count="19" meta:character-count="131" meta:non-whitespace-character-count="117"/>
  </office:meta>
</office:document-meta>
</file>